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a" table:style-name="ta1">
        <table:shapes>
          <draw:frame draw:z-index="0" draw:style-name="gr1" draw:text-style-name="P1" svg:width="160.09mm" svg:height="90.04mm" svg:x="120.48mm" svg:y="95.89mm">
            <loext:p draw:notify-on-update-of-ranges="runa.A1:runa.A1 runa.A2:runa.A52 runa.C1:runa.C1 runa.C2:runa.C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9mm" svg:height="90.05mm" svg:x="120.48mm" svg:y="1.86mm">
            <loext:p draw:notify-on-update-of-ranges="runa.B1:runa.B1 runa.B2:runa.B52 runa.C1:runa.C1 runa.C2:runa.C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alavras Únicas</text:p>
          </table:table-cell>
          <table:table-cell office:value-type="string" calcext:value-type="string">
            <text:p>T(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2" calcext:value-type="float">
            <text:p>0,000002</text:p>
          </table:table-cell>
        </table:table-row>
        <table:table-row table:style-name="ro1">
          <table:table-cell office:value-type="float" office:value="59462" calcext:value-type="float">
            <text:p>59462</text:p>
          </table:table-cell>
          <table:table-cell office:value-type="float" office:value="5379" calcext:value-type="float">
            <text:p>5379</text:p>
          </table:table-cell>
          <table:table-cell office:value-type="float" office:value="0.055397" calcext:value-type="float">
            <text:p>0,055397</text:p>
          </table:table-cell>
        </table:table-row>
        <table:table-row table:style-name="ro1">
          <table:table-cell office:value-type="float" office:value="169354" calcext:value-type="float">
            <text:p>169354</text:p>
          </table:table-cell>
          <table:table-cell office:value-type="float" office:value="14670" calcext:value-type="float">
            <text:p>14670</text:p>
          </table:table-cell>
          <table:table-cell office:value-type="float" office:value="0.176916" calcext:value-type="float">
            <text:p>0,176916</text:p>
          </table:table-cell>
        </table:table-row>
        <table:table-row table:style-name="ro1">
          <table:table-cell office:value-type="float" office:value="249907" calcext:value-type="float">
            <text:p>249907</text:p>
          </table:table-cell>
          <table:table-cell office:value-type="float" office:value="18746" calcext:value-type="float">
            <text:p>18746</text:p>
          </table:table-cell>
          <table:table-cell office:value-type="float" office:value="0.272592" calcext:value-type="float">
            <text:p>0,272592</text:p>
          </table:table-cell>
        </table:table-row>
        <table:table-row table:style-name="ro1">
          <table:table-cell office:value-type="float" office:value="368928" calcext:value-type="float">
            <text:p>368928</text:p>
          </table:table-cell>
          <table:table-cell office:value-type="float" office:value="21699" calcext:value-type="float">
            <text:p>21699</text:p>
          </table:table-cell>
          <table:table-cell office:value-type="float" office:value="0.405448" calcext:value-type="float">
            <text:p>0,405448</text:p>
          </table:table-cell>
        </table:table-row>
        <table:table-row table:style-name="ro1">
          <table:table-cell office:value-type="float" office:value="483508" calcext:value-type="float">
            <text:p>483508</text:p>
          </table:table-cell>
          <table:table-cell office:value-type="float" office:value="24149" calcext:value-type="float">
            <text:p>24149</text:p>
          </table:table-cell>
          <table:table-cell office:value-type="float" office:value="0.519045" calcext:value-type="float">
            <text:p>0,519045</text:p>
          </table:table-cell>
        </table:table-row>
        <table:table-row table:style-name="ro1">
          <table:table-cell office:value-type="float" office:value="543105" calcext:value-type="float">
            <text:p>543105</text:p>
          </table:table-cell>
          <table:table-cell office:value-type="float" office:value="29287" calcext:value-type="float">
            <text:p>29287</text:p>
          </table:table-cell>
          <table:table-cell office:value-type="float" office:value="0.6049" calcext:value-type="float">
            <text:p>0,6049</text:p>
          </table:table-cell>
        </table:table-row>
        <table:table-row table:style-name="ro1">
          <table:table-cell office:value-type="float" office:value="655133" calcext:value-type="float">
            <text:p>655133</text:p>
          </table:table-cell>
          <table:table-cell office:value-type="float" office:value="32335" calcext:value-type="float">
            <text:p>32335</text:p>
          </table:table-cell>
          <table:table-cell office:value-type="float" office:value="0.733932" calcext:value-type="float">
            <text:p>0,733932</text:p>
          </table:table-cell>
        </table:table-row>
        <table:table-row table:style-name="ro1">
          <table:table-cell office:value-type="float" office:value="747668" calcext:value-type="float">
            <text:p>747668</text:p>
          </table:table-cell>
          <table:table-cell office:value-type="float" office:value="35718" calcext:value-type="float">
            <text:p>35718</text:p>
          </table:table-cell>
          <table:table-cell office:value-type="float" office:value="0.842058" calcext:value-type="float">
            <text:p>0,842058</text:p>
          </table:table-cell>
        </table:table-row>
        <table:table-row table:style-name="ro1">
          <table:table-cell office:value-type="float" office:value="816635" calcext:value-type="float">
            <text:p>816635</text:p>
          </table:table-cell>
          <table:table-cell office:value-type="float" office:value="37847" calcext:value-type="float">
            <text:p>37847</text:p>
          </table:table-cell>
          <table:table-cell office:value-type="float" office:value="0.959444" calcext:value-type="float">
            <text:p>0,959444</text:p>
          </table:table-cell>
        </table:table-row>
        <table:table-row table:style-name="ro1">
          <table:table-cell office:value-type="float" office:value="890102" calcext:value-type="float">
            <text:p>890102</text:p>
          </table:table-cell>
          <table:table-cell office:value-type="float" office:value="39298" calcext:value-type="float">
            <text:p>39298</text:p>
          </table:table-cell>
          <table:table-cell office:value-type="float" office:value="1.0485" calcext:value-type="float">
            <text:p>1,0485</text:p>
          </table:table-cell>
        </table:table-row>
        <table:table-row table:style-name="ro1">
          <table:table-cell office:value-type="float" office:value="915064" calcext:value-type="float">
            <text:p>915064</text:p>
          </table:table-cell>
          <table:table-cell office:value-type="float" office:value="40301" calcext:value-type="float">
            <text:p>40301</text:p>
          </table:table-cell>
          <table:table-cell office:value-type="float" office:value="1.11618" calcext:value-type="float">
            <text:p>1,11618</text:p>
          </table:table-cell>
        </table:table-row>
        <table:table-row table:style-name="ro1">
          <table:table-cell office:value-type="float" office:value="1075737" calcext:value-type="float">
            <text:p>1075737</text:p>
          </table:table-cell>
          <table:table-cell office:value-type="float" office:value="43086" calcext:value-type="float">
            <text:p>43086</text:p>
          </table:table-cell>
          <table:table-cell office:value-type="float" office:value="1.26093" calcext:value-type="float">
            <text:p>1,26093</text:p>
          </table:table-cell>
        </table:table-row>
        <table:table-row table:style-name="ro1">
          <table:table-cell office:value-type="float" office:value="1212071" calcext:value-type="float">
            <text:p>1212071</text:p>
          </table:table-cell>
          <table:table-cell office:value-type="float" office:value="45964" calcext:value-type="float">
            <text:p>45964</text:p>
          </table:table-cell>
          <table:table-cell office:value-type="float" office:value="1.46314" calcext:value-type="float">
            <text:p>1,46314</text:p>
          </table:table-cell>
        </table:table-row>
        <table:table-row table:style-name="ro1">
          <table:table-cell office:value-type="float" office:value="1286068" calcext:value-type="float">
            <text:p>1286068</text:p>
          </table:table-cell>
          <table:table-cell office:value-type="float" office:value="47361" calcext:value-type="float">
            <text:p>47361</text:p>
          </table:table-cell>
          <table:table-cell office:value-type="float" office:value="1.52658" calcext:value-type="float">
            <text:p>1,52658</text:p>
          </table:table-cell>
        </table:table-row>
        <table:table-row table:style-name="ro1">
          <table:table-cell office:value-type="float" office:value="1302610" calcext:value-type="float">
            <text:p>1302610</text:p>
          </table:table-cell>
          <table:table-cell office:value-type="float" office:value="47802" calcext:value-type="float">
            <text:p>47802</text:p>
          </table:table-cell>
          <table:table-cell office:value-type="float" office:value="1.63327" calcext:value-type="float">
            <text:p>1,63327</text:p>
          </table:table-cell>
        </table:table-row>
        <table:table-row table:style-name="ro1">
          <table:table-cell office:value-type="float" office:value="1393554" calcext:value-type="float">
            <text:p>1393554</text:p>
          </table:table-cell>
          <table:table-cell office:value-type="float" office:value="48862" calcext:value-type="float">
            <text:p>48862</text:p>
          </table:table-cell>
          <table:table-cell office:value-type="float" office:value="1.73879" calcext:value-type="float">
            <text:p>1,73879</text:p>
          </table:table-cell>
        </table:table-row>
        <table:table-row table:style-name="ro1">
          <table:table-cell office:value-type="float" office:value="1483745" calcext:value-type="float">
            <text:p>1483745</text:p>
          </table:table-cell>
          <table:table-cell office:value-type="float" office:value="49638" calcext:value-type="float">
            <text:p>49638</text:p>
          </table:table-cell>
          <table:table-cell office:value-type="float" office:value="1.84696" calcext:value-type="float">
            <text:p>1,84696</text:p>
          </table:table-cell>
        </table:table-row>
        <table:table-row table:style-name="ro1">
          <table:table-cell office:value-type="float" office:value="1501995" calcext:value-type="float">
            <text:p>1501995</text:p>
          </table:table-cell>
          <table:table-cell office:value-type="float" office:value="50002" calcext:value-type="float">
            <text:p>50002</text:p>
          </table:table-cell>
          <table:table-cell office:value-type="float" office:value="1.86384" calcext:value-type="float">
            <text:p>1,86384</text:p>
          </table:table-cell>
        </table:table-row>
        <table:table-row table:style-name="ro1">
          <table:table-cell office:value-type="float" office:value="1581952" calcext:value-type="float">
            <text:p>1581952</text:p>
          </table:table-cell>
          <table:table-cell office:value-type="float" office:value="52251" calcext:value-type="float">
            <text:p>52251</text:p>
          </table:table-cell>
          <table:table-cell office:value-type="float" office:value="1.9112" calcext:value-type="float">
            <text:p>1,9112</text:p>
          </table:table-cell>
        </table:table-row>
        <table:table-row table:style-name="ro1">
          <table:table-cell office:value-type="float" office:value="1774119" calcext:value-type="float">
            <text:p>1774119</text:p>
          </table:table-cell>
          <table:table-cell office:value-type="float" office:value="56975" calcext:value-type="float">
            <text:p>56975</text:p>
          </table:table-cell>
          <table:table-cell office:value-type="float" office:value="2.13436" calcext:value-type="float">
            <text:p>2,13436</text:p>
          </table:table-cell>
        </table:table-row>
        <table:table-row table:style-name="ro1">
          <table:table-cell office:value-type="float" office:value="1964047" calcext:value-type="float">
            <text:p>1964047</text:p>
          </table:table-cell>
          <table:table-cell office:value-type="float" office:value="61177" calcext:value-type="float">
            <text:p>61177</text:p>
          </table:table-cell>
          <table:table-cell office:value-type="float" office:value="2.56387" calcext:value-type="float">
            <text:p>2,56387</text:p>
          </table:table-cell>
        </table:table-row>
        <table:table-row table:style-name="ro1">
          <table:table-cell office:value-type="float" office:value="2022217" calcext:value-type="float">
            <text:p>2022217</text:p>
          </table:table-cell>
          <table:table-cell office:value-type="float" office:value="61661" calcext:value-type="float">
            <text:p>61661</text:p>
          </table:table-cell>
          <table:table-cell office:value-type="float" office:value="2.57561" calcext:value-type="float">
            <text:p>2,57561</text:p>
          </table:table-cell>
        </table:table-row>
        <table:table-row table:style-name="ro1">
          <table:table-cell office:value-type="float" office:value="2179561" calcext:value-type="float">
            <text:p>2179561</text:p>
          </table:table-cell>
          <table:table-cell office:value-type="float" office:value="63263" calcext:value-type="float">
            <text:p>63263</text:p>
          </table:table-cell>
          <table:table-cell office:value-type="float" office:value="2.64645" calcext:value-type="float">
            <text:p>2,64645</text:p>
          </table:table-cell>
        </table:table-row>
        <table:table-row table:style-name="ro1">
          <table:table-cell office:value-type="float" office:value="2386924" calcext:value-type="float">
            <text:p>2386924</text:p>
          </table:table-cell>
          <table:table-cell office:value-type="float" office:value="67950" calcext:value-type="float">
            <text:p>67950</text:p>
          </table:table-cell>
          <table:table-cell office:value-type="float" office:value="2.85916" calcext:value-type="float">
            <text:p>2,85916</text:p>
          </table:table-cell>
        </table:table-row>
        <table:table-row table:style-name="ro1">
          <table:table-cell office:value-type="float" office:value="2411242" calcext:value-type="float">
            <text:p>2411242</text:p>
          </table:table-cell>
          <table:table-cell office:value-type="float" office:value="68357" calcext:value-type="float">
            <text:p>68357</text:p>
          </table:table-cell>
          <table:table-cell office:value-type="float" office:value="2.88654" calcext:value-type="float">
            <text:p>2,88654</text:p>
          </table:table-cell>
        </table:table-row>
        <table:table-row table:style-name="ro1">
          <table:table-cell office:value-type="float" office:value="2428483" calcext:value-type="float">
            <text:p>2428483</text:p>
          </table:table-cell>
          <table:table-cell office:value-type="float" office:value="68849" calcext:value-type="float">
            <text:p>68849</text:p>
          </table:table-cell>
          <table:table-cell office:value-type="float" office:value="2.94491" calcext:value-type="float">
            <text:p>2,94491</text:p>
          </table:table-cell>
        </table:table-row>
        <table:table-row table:style-name="ro1">
          <table:table-cell office:value-type="float" office:value="2473429" calcext:value-type="float">
            <text:p>2473429</text:p>
          </table:table-cell>
          <table:table-cell office:value-type="float" office:value="69326" calcext:value-type="float">
            <text:p>69326</text:p>
          </table:table-cell>
          <table:table-cell office:value-type="float" office:value="3.08093" calcext:value-type="float">
            <text:p>3,08093</text:p>
          </table:table-cell>
        </table:table-row>
        <table:table-row table:style-name="ro1">
          <table:table-cell office:value-type="float" office:value="2543160" calcext:value-type="float">
            <text:p>2543160</text:p>
          </table:table-cell>
          <table:table-cell office:value-type="float" office:value="70093" calcext:value-type="float">
            <text:p>70093</text:p>
          </table:table-cell>
          <table:table-cell office:value-type="float" office:value="3.08213" calcext:value-type="float">
            <text:p>3,08213</text:p>
          </table:table-cell>
        </table:table-row>
        <table:table-row table:style-name="ro1">
          <table:table-cell office:value-type="float" office:value="2644725" calcext:value-type="float">
            <text:p>2644725</text:p>
          </table:table-cell>
          <table:table-cell office:value-type="float" office:value="71671" calcext:value-type="float">
            <text:p>71671</text:p>
          </table:table-cell>
          <table:table-cell office:value-type="float" office:value="3.22362" calcext:value-type="float">
            <text:p>3,22362</text:p>
          </table:table-cell>
        </table:table-row>
        <table:table-row table:style-name="ro1">
          <table:table-cell office:value-type="float" office:value="2662161" calcext:value-type="float">
            <text:p>2662161</text:p>
          </table:table-cell>
          <table:table-cell office:value-type="float" office:value="71718" calcext:value-type="float">
            <text:p>71718</text:p>
          </table:table-cell>
          <table:table-cell office:value-type="float" office:value="3.30465" calcext:value-type="float">
            <text:p>3,30465</text:p>
          </table:table-cell>
        </table:table-row>
        <table:table-row table:style-name="ro1">
          <table:table-cell office:value-type="float" office:value="2662227" calcext:value-type="float">
            <text:p>2662227</text:p>
          </table:table-cell>
          <table:table-cell office:value-type="float" office:value="71718" calcext:value-type="float">
            <text:p>71718</text:p>
          </table:table-cell>
          <table:table-cell office:value-type="float" office:value="3.28662" calcext:value-type="float">
            <text:p>3,28662</text:p>
          </table:table-cell>
        </table:table-row>
        <table:table-row table:style-name="ro1">
          <table:table-cell office:value-type="float" office:value="2757538" calcext:value-type="float">
            <text:p>2757538</text:p>
          </table:table-cell>
          <table:table-cell office:value-type="float" office:value="72487" calcext:value-type="float">
            <text:p>72487</text:p>
          </table:table-cell>
          <table:table-cell office:value-type="float" office:value="3.2951" calcext:value-type="float">
            <text:p>3,2951</text:p>
          </table:table-cell>
        </table:table-row>
        <table:table-row table:style-name="ro1">
          <table:table-cell office:value-type="float" office:value="2809275" calcext:value-type="float">
            <text:p>2809275</text:p>
          </table:table-cell>
          <table:table-cell office:value-type="float" office:value="73882" calcext:value-type="float">
            <text:p>73882</text:p>
          </table:table-cell>
          <table:table-cell office:value-type="float" office:value="3.67403" calcext:value-type="float">
            <text:p>3,67403</text:p>
          </table:table-cell>
        </table:table-row>
        <table:table-row table:style-name="ro1">
          <table:table-cell office:value-type="float" office:value="3024311" calcext:value-type="float">
            <text:p>3024311</text:p>
          </table:table-cell>
          <table:table-cell office:value-type="float" office:value="76166" calcext:value-type="float">
            <text:p>76166</text:p>
          </table:table-cell>
          <table:table-cell office:value-type="float" office:value="3.67947" calcext:value-type="float">
            <text:p>3,67947</text:p>
          </table:table-cell>
        </table:table-row>
        <table:table-row table:style-name="ro1">
          <table:table-cell office:value-type="float" office:value="3122782" calcext:value-type="float">
            <text:p>3122782</text:p>
          </table:table-cell>
          <table:table-cell office:value-type="float" office:value="77285" calcext:value-type="float">
            <text:p>77285</text:p>
          </table:table-cell>
          <table:table-cell office:value-type="float" office:value="3.6956" calcext:value-type="float">
            <text:p>3,6956</text:p>
          </table:table-cell>
        </table:table-row>
        <table:table-row table:style-name="ro1">
          <table:table-cell office:value-type="float" office:value="3165293" calcext:value-type="float">
            <text:p>3165293</text:p>
          </table:table-cell>
          <table:table-cell office:value-type="float" office:value="77750" calcext:value-type="float">
            <text:p>77750</text:p>
          </table:table-cell>
          <table:table-cell office:value-type="float" office:value="3.84979" calcext:value-type="float">
            <text:p>3,84979</text:p>
          </table:table-cell>
        </table:table-row>
        <table:table-row table:style-name="ro1">
          <table:table-cell office:value-type="float" office:value="3249565" calcext:value-type="float">
            <text:p>3249565</text:p>
          </table:table-cell>
          <table:table-cell office:value-type="float" office:value="79097" calcext:value-type="float">
            <text:p>79097</text:p>
          </table:table-cell>
          <table:table-cell office:value-type="float" office:value="3.87514" calcext:value-type="float">
            <text:p>3,87514</text:p>
          </table:table-cell>
        </table:table-row>
        <table:table-row table:style-name="ro1">
          <table:table-cell office:value-type="float" office:value="3256138" calcext:value-type="float">
            <text:p>3256138</text:p>
          </table:table-cell>
          <table:table-cell office:value-type="float" office:value="79177" calcext:value-type="float">
            <text:p>79177</text:p>
          </table:table-cell>
          <table:table-cell office:value-type="float" office:value="3.90786" calcext:value-type="float">
            <text:p>3,90786</text:p>
          </table:table-cell>
        </table:table-row>
        <table:table-row table:style-name="ro1">
          <table:table-cell office:value-type="float" office:value="3318608" calcext:value-type="float">
            <text:p>3318608</text:p>
          </table:table-cell>
          <table:table-cell office:value-type="float" office:value="79522" calcext:value-type="float">
            <text:p>79522</text:p>
          </table:table-cell>
          <table:table-cell office:value-type="float" office:value="3.99433" calcext:value-type="float">
            <text:p>3,99433</text:p>
          </table:table-cell>
        </table:table-row>
        <table:table-row table:style-name="ro1">
          <table:table-cell office:value-type="float" office:value="3335336" calcext:value-type="float">
            <text:p>3335336</text:p>
          </table:table-cell>
          <table:table-cell office:value-type="float" office:value="79574" calcext:value-type="float">
            <text:p>79574</text:p>
          </table:table-cell>
          <table:table-cell office:value-type="float" office:value="4.01638" calcext:value-type="float">
            <text:p>4,01638</text:p>
          </table:table-cell>
        </table:table-row>
        <table:table-row table:style-name="ro1">
          <table:table-cell office:value-type="float" office:value="3380451" calcext:value-type="float">
            <text:p>3380451</text:p>
          </table:table-cell>
          <table:table-cell office:value-type="float" office:value="80635" calcext:value-type="float">
            <text:p>80635</text:p>
          </table:table-cell>
          <table:table-cell office:value-type="float" office:value="4.07929" calcext:value-type="float">
            <text:p>4,07929</text:p>
          </table:table-cell>
        </table:table-row>
        <table:table-row table:style-name="ro1">
          <table:table-cell office:value-type="float" office:value="3728459" calcext:value-type="float">
            <text:p>3728459</text:p>
          </table:table-cell>
          <table:table-cell office:value-type="float" office:value="89887" calcext:value-type="float">
            <text:p>89887</text:p>
          </table:table-cell>
          <table:table-cell office:value-type="float" office:value="4.50796" calcext:value-type="float">
            <text:p>4,50796</text:p>
          </table:table-cell>
        </table:table-row>
        <table:table-row table:style-name="ro1">
          <table:table-cell office:value-type="float" office:value="3845363" calcext:value-type="float">
            <text:p>3845363</text:p>
          </table:table-cell>
          <table:table-cell office:value-type="float" office:value="91736" calcext:value-type="float">
            <text:p>91736</text:p>
          </table:table-cell>
          <table:table-cell office:value-type="float" office:value="4.63704" calcext:value-type="float">
            <text:p>4,63704</text:p>
          </table:table-cell>
        </table:table-row>
        <table:table-row table:style-name="ro1">
          <table:table-cell office:value-type="float" office:value="3862800" calcext:value-type="float">
            <text:p>3862800</text:p>
          </table:table-cell>
          <table:table-cell office:value-type="float" office:value="92059" calcext:value-type="float">
            <text:p>92059</text:p>
          </table:table-cell>
          <table:table-cell office:value-type="float" office:value="4.7277" calcext:value-type="float">
            <text:p>4,7277</text:p>
          </table:table-cell>
        </table:table-row>
        <table:table-row table:style-name="ro1">
          <table:table-cell office:value-type="float" office:value="3995288" calcext:value-type="float">
            <text:p>3995288</text:p>
          </table:table-cell>
          <table:table-cell office:value-type="float" office:value="92783" calcext:value-type="float">
            <text:p>92783</text:p>
          </table:table-cell>
          <table:table-cell office:value-type="float" office:value="4.83834" calcext:value-type="float">
            <text:p>4,83834</text:p>
          </table:table-cell>
        </table:table-row>
        <table:table-row table:style-name="ro1">
          <table:table-cell office:value-type="float" office:value="4014045" calcext:value-type="float">
            <text:p>4014045</text:p>
          </table:table-cell>
          <table:table-cell office:value-type="float" office:value="92966" calcext:value-type="float">
            <text:p>92966</text:p>
          </table:table-cell>
          <table:table-cell office:value-type="float" office:value="4.84287" calcext:value-type="float">
            <text:p>4,84287</text:p>
          </table:table-cell>
        </table:table-row>
        <table:table-row table:style-name="ro1">
          <table:table-cell office:value-type="float" office:value="4105783" calcext:value-type="float">
            <text:p>4105783</text:p>
          </table:table-cell>
          <table:table-cell office:value-type="float" office:value="94120" calcext:value-type="float">
            <text:p>94120</text:p>
          </table:table-cell>
          <table:table-cell office:value-type="float" office:value="4.99653" calcext:value-type="float">
            <text:p>4,99653</text:p>
          </table:table-cell>
        </table:table-row>
        <table:table-row table:style-name="ro1">
          <table:table-cell office:value-type="float" office:value="4164664" calcext:value-type="float">
            <text:p>4164664</text:p>
          </table:table-cell>
          <table:table-cell office:value-type="float" office:value="94579" calcext:value-type="float">
            <text:p>94579</text:p>
          </table:table-cell>
          <table:table-cell office:value-type="float" office:value="5.01599" calcext:value-type="float">
            <text:p>5,01599</text:p>
          </table:table-cell>
        </table:table-row>
        <table:table-row table:style-name="ro1">
          <table:table-cell office:value-type="float" office:value="4218248" calcext:value-type="float">
            <text:p>4218248</text:p>
          </table:table-cell>
          <table:table-cell office:value-type="float" office:value="95285" calcext:value-type="float">
            <text:p>95285</text:p>
          </table:table-cell>
          <table:table-cell office:value-type="float" office:value="5.07731" calcext:value-type="float">
            <text:p>5,07731</text:p>
          </table:table-cell>
        </table:table-row>
        <table:table-row table:style-name="ro1">
          <table:table-cell office:value-type="float" office:value="4629933" calcext:value-type="float">
            <text:p>4629933</text:p>
          </table:table-cell>
          <table:table-cell office:value-type="float" office:value="97510" calcext:value-type="float">
            <text:p>97510</text:p>
          </table:table-cell>
          <table:table-cell office:value-type="float" office:value="5.50991" calcext:value-type="float">
            <text:p>5,50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8T14:27:41.134970344</dc:date>
    <dc:creator>Mateus Marim</dc:creator>
    <meta:editing-duration>PT14H19M40S</meta:editing-duration>
    <meta:editing-cycles>1</meta:editing-cycles>
    <meta:document-statistic meta:table-count="1" meta:cell-count="156" meta:object-count="2"/>
    <meta:generator>LibreOffice/5.0.2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title svg:x="5.567cm" svg:y="0.316cm" chart:style-name="ch2">
          <text:p>Análise de desempenho</text:p>
        </chart:title>
        <chart:legend chart:legend-position="end" svg:x="12.761cm" svg:y="3.954cm" style:legend-expansion="high" chart:style-name="ch3"/>
        <chart:plot-area chart:style-name="ch4" table:cell-range-address="runa.A1:runa.A52 runa.C1:runa.C52" chart:data-source-has-labels="row" svg:x="1.331cm" svg:y="1.301cm" svg:width="11.11cm" svg:height="6.543cm">
          <chartooo:coordinate-region svg:x="1.767cm" svg:y="1.5cm" svg:width="10.024cm" svg:height="5.697cm"/>
          <chart:axis chart:dimension="x" chart:name="primary-x" chart:style-name="ch5">
            <chart:title svg:x="5.082cm" svg:y="8.024cm" chart:style-name="ch6">
              <text:p>N (Número de entradas)</text:p>
            </chart:title>
          </chart:axis>
          <chart:axis chart:dimension="y" chart:name="primary-y" chart:style-name="ch5">
            <chart:title svg:x="0.451cm" svg:y="7.712cm" chart:style-name="ch7">
              <text:p>T(N) (Tempo de execução em função de N)</text:p>
            </chart:title>
            <chart:grid chart:style-name="ch8" chart:class="major"/>
          </chart:axis>
          <chart:series chart:style-name="ch9" chart:values-cell-range-address="runa.C2:runa.C52" chart:label-cell-address="runa.C1:runa.C1" chart:class="chart:scatter">
            <chart:domain table:cell-range-address="runa.A2:runa.A52"/>
            <chart:regression-curve chart:style-name="ch10">
              <chart:equation chart:display-equation="false" chart:display-r-square="true" svg:x="12.161cm" svg:y="0.505cm"/>
            </chart:regression-curve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(N)</text:p>
                <draw:g>
                  <svg:desc>runa.C1:run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a.A2:runa.A52</svg:desc>
                </draw:g>
              </table:table-cell>
              <table:table-cell office:value-type="float" office:value="0.000002">
                <text:p>0.000002</text:p>
                <draw:g>
                  <svg:desc>runa.C2:runa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462">
                <text:p>59462</text:p>
              </table:table-cell>
              <table:table-cell office:value-type="float" office:value="0.055397">
                <text:p>0.055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354">
                <text:p>169354</text:p>
              </table:table-cell>
              <table:table-cell office:value-type="float" office:value="0.176916">
                <text:p>0.176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907">
                <text:p>249907</text:p>
              </table:table-cell>
              <table:table-cell office:value-type="float" office:value="0.272592">
                <text:p>0.272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928">
                <text:p>368928</text:p>
              </table:table-cell>
              <table:table-cell office:value-type="float" office:value="0.405448">
                <text:p>0.405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3508">
                <text:p>483508</text:p>
              </table:table-cell>
              <table:table-cell office:value-type="float" office:value="0.519045">
                <text:p>0.519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3105">
                <text:p>543105</text:p>
              </table:table-cell>
              <table:table-cell office:value-type="float" office:value="0.6049">
                <text:p>0.60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133">
                <text:p>655133</text:p>
              </table:table-cell>
              <table:table-cell office:value-type="float" office:value="0.733932">
                <text:p>0.733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7668">
                <text:p>747668</text:p>
              </table:table-cell>
              <table:table-cell office:value-type="float" office:value="0.842058">
                <text:p>0.842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6635">
                <text:p>816635</text:p>
              </table:table-cell>
              <table:table-cell office:value-type="float" office:value="0.959444">
                <text:p>0.959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0102">
                <text:p>890102</text:p>
              </table:table-cell>
              <table:table-cell office:value-type="float" office:value="1.0485">
                <text:p>1.0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5064">
                <text:p>915064</text:p>
              </table:table-cell>
              <table:table-cell office:value-type="float" office:value="1.11618">
                <text:p>1.116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5737">
                <text:p>1075737</text:p>
              </table:table-cell>
              <table:table-cell office:value-type="float" office:value="1.26093">
                <text:p>1.26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2071">
                <text:p>1212071</text:p>
              </table:table-cell>
              <table:table-cell office:value-type="float" office:value="1.46314">
                <text:p>1.46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6068">
                <text:p>1286068</text:p>
              </table:table-cell>
              <table:table-cell office:value-type="float" office:value="1.52658">
                <text:p>1.526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2610">
                <text:p>1302610</text:p>
              </table:table-cell>
              <table:table-cell office:value-type="float" office:value="1.63327">
                <text:p>1.63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93554">
                <text:p>1393554</text:p>
              </table:table-cell>
              <table:table-cell office:value-type="float" office:value="1.73879">
                <text:p>1.73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3745">
                <text:p>1483745</text:p>
              </table:table-cell>
              <table:table-cell office:value-type="float" office:value="1.84696">
                <text:p>1.846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1995">
                <text:p>1501995</text:p>
              </table:table-cell>
              <table:table-cell office:value-type="float" office:value="1.86384">
                <text:p>1.86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1952">
                <text:p>1581952</text:p>
              </table:table-cell>
              <table:table-cell office:value-type="float" office:value="1.9112">
                <text:p>1.9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74119">
                <text:p>1774119</text:p>
              </table:table-cell>
              <table:table-cell office:value-type="float" office:value="2.13436">
                <text:p>2.134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64047">
                <text:p>1964047</text:p>
              </table:table-cell>
              <table:table-cell office:value-type="float" office:value="2.56387">
                <text:p>2.563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2217">
                <text:p>2022217</text:p>
              </table:table-cell>
              <table:table-cell office:value-type="float" office:value="2.57561">
                <text:p>2.57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79561">
                <text:p>2179561</text:p>
              </table:table-cell>
              <table:table-cell office:value-type="float" office:value="2.64645">
                <text:p>2.64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86924">
                <text:p>2386924</text:p>
              </table:table-cell>
              <table:table-cell office:value-type="float" office:value="2.85916">
                <text:p>2.859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11242">
                <text:p>2411242</text:p>
              </table:table-cell>
              <table:table-cell office:value-type="float" office:value="2.88654">
                <text:p>2.886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28483">
                <text:p>2428483</text:p>
              </table:table-cell>
              <table:table-cell office:value-type="float" office:value="2.94491">
                <text:p>2.944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73429">
                <text:p>2473429</text:p>
              </table:table-cell>
              <table:table-cell office:value-type="float" office:value="3.08093">
                <text:p>3.080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43160">
                <text:p>2543160</text:p>
              </table:table-cell>
              <table:table-cell office:value-type="float" office:value="3.08213">
                <text:p>3.082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4725">
                <text:p>2644725</text:p>
              </table:table-cell>
              <table:table-cell office:value-type="float" office:value="3.22362">
                <text:p>3.223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62161">
                <text:p>2662161</text:p>
              </table:table-cell>
              <table:table-cell office:value-type="float" office:value="3.30465">
                <text:p>3.30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62227">
                <text:p>2662227</text:p>
              </table:table-cell>
              <table:table-cell office:value-type="float" office:value="3.28662">
                <text:p>3.28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57538">
                <text:p>2757538</text:p>
              </table:table-cell>
              <table:table-cell office:value-type="float" office:value="3.2951">
                <text:p>3.29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09275">
                <text:p>2809275</text:p>
              </table:table-cell>
              <table:table-cell office:value-type="float" office:value="3.67403">
                <text:p>3.67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24311">
                <text:p>3024311</text:p>
              </table:table-cell>
              <table:table-cell office:value-type="float" office:value="3.67947">
                <text:p>3.679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22782">
                <text:p>3122782</text:p>
              </table:table-cell>
              <table:table-cell office:value-type="float" office:value="3.6956">
                <text:p>3.69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65293">
                <text:p>3165293</text:p>
              </table:table-cell>
              <table:table-cell office:value-type="float" office:value="3.84979">
                <text:p>3.849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49565">
                <text:p>3249565</text:p>
              </table:table-cell>
              <table:table-cell office:value-type="float" office:value="3.87514">
                <text:p>3.875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56138">
                <text:p>3256138</text:p>
              </table:table-cell>
              <table:table-cell office:value-type="float" office:value="3.90786">
                <text:p>3.907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18608">
                <text:p>3318608</text:p>
              </table:table-cell>
              <table:table-cell office:value-type="float" office:value="3.99433">
                <text:p>3.99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35336">
                <text:p>3335336</text:p>
              </table:table-cell>
              <table:table-cell office:value-type="float" office:value="4.01638">
                <text:p>4.016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80451">
                <text:p>3380451</text:p>
              </table:table-cell>
              <table:table-cell office:value-type="float" office:value="4.07929">
                <text:p>4.079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28459">
                <text:p>3728459</text:p>
              </table:table-cell>
              <table:table-cell office:value-type="float" office:value="4.50796">
                <text:p>4.507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45363">
                <text:p>3845363</text:p>
              </table:table-cell>
              <table:table-cell office:value-type="float" office:value="4.63704">
                <text:p>4.63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62800">
                <text:p>3862800</text:p>
              </table:table-cell>
              <table:table-cell office:value-type="float" office:value="4.7277">
                <text:p>4.72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5288">
                <text:p>3995288</text:p>
              </table:table-cell>
              <table:table-cell office:value-type="float" office:value="4.83834">
                <text:p>4.838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14045">
                <text:p>4014045</text:p>
              </table:table-cell>
              <table:table-cell office:value-type="float" office:value="4.84287">
                <text:p>4.84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05783">
                <text:p>4105783</text:p>
              </table:table-cell>
              <table:table-cell office:value-type="float" office:value="4.99653">
                <text:p>4.996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64664">
                <text:p>4164664</text:p>
              </table:table-cell>
              <table:table-cell office:value-type="float" office:value="5.01599">
                <text:p>5.015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18248">
                <text:p>4218248</text:p>
              </table:table-cell>
              <table:table-cell office:value-type="float" office:value="5.07731">
                <text:p>5.077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29933">
                <text:p>4629933</text:p>
              </table:table-cell>
              <table:table-cell office:value-type="float" office:value="5.50991">
                <text:p>5.50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scatter" chart:style-name="ch1">
        <chart:title svg:x="4.39cm" svg:y="0.316cm" chart:style-name="ch2">
          <text:p>Tempo de execução em relação a P</text:p>
        </chart:title>
        <chart:legend chart:legend-position="end" svg:x="14.594cm" svg:y="4.204cm" style:legend-expansion="high" chart:style-name="ch3"/>
        <chart:plot-area chart:style-name="ch4" table:cell-range-address="runa.B1:runa.C52" chart:data-source-has-labels="row" svg:x="1.331cm" svg:y="1.301cm" svg:width="12.943cm" svg:height="6.544cm">
          <chartooo:coordinate-region svg:x="1.767cm" svg:y="1.501cm" svg:width="11.951cm" svg:height="5.697cm"/>
          <chart:axis chart:dimension="x" chart:name="primary-x" chart:style-name="ch5">
            <chart:title svg:x="6.329cm" svg:y="8.025cm" chart:style-name="ch6">
              <text:p>P (Palavras Únicas)</text:p>
            </chart:title>
          </chart:axis>
          <chart:axis chart:dimension="y" chart:name="primary-y" chart:style-name="ch5">
            <chart:title svg:x="0.451cm" svg:y="6.535cm" chart:style-name="ch7">
              <text:p>T(N) (Tempo de execução)</text:p>
            </chart:title>
            <chart:grid chart:style-name="ch8" chart:class="major"/>
          </chart:axis>
          <chart:series chart:style-name="ch9" chart:values-cell-range-address="runa.C2:runa.C52" chart:label-cell-address="runa.C1:runa.C1" chart:class="chart:scatter">
            <chart:domain table:cell-range-address="runa.B2:runa.B52"/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(N)</text:p>
                <draw:g>
                  <svg:desc>runa.C1:run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a.B2:runa.B52</svg:desc>
                </draw:g>
              </table:table-cell>
              <table:table-cell office:value-type="float" office:value="0.000002">
                <text:p>0.000002</text:p>
                <draw:g>
                  <svg:desc>runa.C2:runa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79">
                <text:p>5379</text:p>
              </table:table-cell>
              <table:table-cell office:value-type="float" office:value="0.055397">
                <text:p>0.055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70">
                <text:p>14670</text:p>
              </table:table-cell>
              <table:table-cell office:value-type="float" office:value="0.176916">
                <text:p>0.176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46">
                <text:p>18746</text:p>
              </table:table-cell>
              <table:table-cell office:value-type="float" office:value="0.272592">
                <text:p>0.272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699">
                <text:p>21699</text:p>
              </table:table-cell>
              <table:table-cell office:value-type="float" office:value="0.405448">
                <text:p>0.405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149">
                <text:p>24149</text:p>
              </table:table-cell>
              <table:table-cell office:value-type="float" office:value="0.519045">
                <text:p>0.519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87">
                <text:p>29287</text:p>
              </table:table-cell>
              <table:table-cell office:value-type="float" office:value="0.6049">
                <text:p>0.60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335">
                <text:p>32335</text:p>
              </table:table-cell>
              <table:table-cell office:value-type="float" office:value="0.733932">
                <text:p>0.733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718">
                <text:p>35718</text:p>
              </table:table-cell>
              <table:table-cell office:value-type="float" office:value="0.842058">
                <text:p>0.842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847">
                <text:p>37847</text:p>
              </table:table-cell>
              <table:table-cell office:value-type="float" office:value="0.959444">
                <text:p>0.959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298">
                <text:p>39298</text:p>
              </table:table-cell>
              <table:table-cell office:value-type="float" office:value="1.0485">
                <text:p>1.0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301">
                <text:p>40301</text:p>
              </table:table-cell>
              <table:table-cell office:value-type="float" office:value="1.11618">
                <text:p>1.116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086">
                <text:p>43086</text:p>
              </table:table-cell>
              <table:table-cell office:value-type="float" office:value="1.26093">
                <text:p>1.26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964">
                <text:p>45964</text:p>
              </table:table-cell>
              <table:table-cell office:value-type="float" office:value="1.46314">
                <text:p>1.46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361">
                <text:p>47361</text:p>
              </table:table-cell>
              <table:table-cell office:value-type="float" office:value="1.52658">
                <text:p>1.526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802">
                <text:p>47802</text:p>
              </table:table-cell>
              <table:table-cell office:value-type="float" office:value="1.63327">
                <text:p>1.63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862">
                <text:p>48862</text:p>
              </table:table-cell>
              <table:table-cell office:value-type="float" office:value="1.73879">
                <text:p>1.73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638">
                <text:p>49638</text:p>
              </table:table-cell>
              <table:table-cell office:value-type="float" office:value="1.84696">
                <text:p>1.846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2">
                <text:p>50002</text:p>
              </table:table-cell>
              <table:table-cell office:value-type="float" office:value="1.86384">
                <text:p>1.86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251">
                <text:p>52251</text:p>
              </table:table-cell>
              <table:table-cell office:value-type="float" office:value="1.9112">
                <text:p>1.9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975">
                <text:p>56975</text:p>
              </table:table-cell>
              <table:table-cell office:value-type="float" office:value="2.13436">
                <text:p>2.134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177">
                <text:p>61177</text:p>
              </table:table-cell>
              <table:table-cell office:value-type="float" office:value="2.56387">
                <text:p>2.563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61">
                <text:p>61661</text:p>
              </table:table-cell>
              <table:table-cell office:value-type="float" office:value="2.57561">
                <text:p>2.57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263">
                <text:p>63263</text:p>
              </table:table-cell>
              <table:table-cell office:value-type="float" office:value="2.64645">
                <text:p>2.64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950">
                <text:p>67950</text:p>
              </table:table-cell>
              <table:table-cell office:value-type="float" office:value="2.85916">
                <text:p>2.859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357">
                <text:p>68357</text:p>
              </table:table-cell>
              <table:table-cell office:value-type="float" office:value="2.88654">
                <text:p>2.886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849">
                <text:p>68849</text:p>
              </table:table-cell>
              <table:table-cell office:value-type="float" office:value="2.94491">
                <text:p>2.944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326">
                <text:p>69326</text:p>
              </table:table-cell>
              <table:table-cell office:value-type="float" office:value="3.08093">
                <text:p>3.080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093">
                <text:p>70093</text:p>
              </table:table-cell>
              <table:table-cell office:value-type="float" office:value="3.08213">
                <text:p>3.082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671">
                <text:p>71671</text:p>
              </table:table-cell>
              <table:table-cell office:value-type="float" office:value="3.22362">
                <text:p>3.223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718">
                <text:p>71718</text:p>
              </table:table-cell>
              <table:table-cell office:value-type="float" office:value="3.30465">
                <text:p>3.30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718">
                <text:p>71718</text:p>
              </table:table-cell>
              <table:table-cell office:value-type="float" office:value="3.28662">
                <text:p>3.28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487">
                <text:p>72487</text:p>
              </table:table-cell>
              <table:table-cell office:value-type="float" office:value="3.2951">
                <text:p>3.29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882">
                <text:p>73882</text:p>
              </table:table-cell>
              <table:table-cell office:value-type="float" office:value="3.67403">
                <text:p>3.67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166">
                <text:p>76166</text:p>
              </table:table-cell>
              <table:table-cell office:value-type="float" office:value="3.67947">
                <text:p>3.679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285">
                <text:p>77285</text:p>
              </table:table-cell>
              <table:table-cell office:value-type="float" office:value="3.6956">
                <text:p>3.69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750">
                <text:p>77750</text:p>
              </table:table-cell>
              <table:table-cell office:value-type="float" office:value="3.84979">
                <text:p>3.849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097">
                <text:p>79097</text:p>
              </table:table-cell>
              <table:table-cell office:value-type="float" office:value="3.87514">
                <text:p>3.875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177">
                <text:p>79177</text:p>
              </table:table-cell>
              <table:table-cell office:value-type="float" office:value="3.90786">
                <text:p>3.907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522">
                <text:p>79522</text:p>
              </table:table-cell>
              <table:table-cell office:value-type="float" office:value="3.99433">
                <text:p>3.99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574">
                <text:p>79574</text:p>
              </table:table-cell>
              <table:table-cell office:value-type="float" office:value="4.01638">
                <text:p>4.016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635">
                <text:p>80635</text:p>
              </table:table-cell>
              <table:table-cell office:value-type="float" office:value="4.07929">
                <text:p>4.079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887">
                <text:p>89887</text:p>
              </table:table-cell>
              <table:table-cell office:value-type="float" office:value="4.50796">
                <text:p>4.507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736">
                <text:p>91736</text:p>
              </table:table-cell>
              <table:table-cell office:value-type="float" office:value="4.63704">
                <text:p>4.63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059">
                <text:p>92059</text:p>
              </table:table-cell>
              <table:table-cell office:value-type="float" office:value="4.7277">
                <text:p>4.72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783">
                <text:p>92783</text:p>
              </table:table-cell>
              <table:table-cell office:value-type="float" office:value="4.83834">
                <text:p>4.838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966">
                <text:p>92966</text:p>
              </table:table-cell>
              <table:table-cell office:value-type="float" office:value="4.84287">
                <text:p>4.84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120">
                <text:p>94120</text:p>
              </table:table-cell>
              <table:table-cell office:value-type="float" office:value="4.99653">
                <text:p>4.996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579">
                <text:p>94579</text:p>
              </table:table-cell>
              <table:table-cell office:value-type="float" office:value="5.01599">
                <text:p>5.015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285">
                <text:p>95285</text:p>
              </table:table-cell>
              <table:table-cell office:value-type="float" office:value="5.07731">
                <text:p>5.077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510">
                <text:p>97510</text:p>
              </table:table-cell>
              <table:table-cell office:value-type="float" office:value="5.50991">
                <text:p>5.5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